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5pt" officeooo:rsid="00150a2d" officeooo:paragraph-rsid="00150a2d" style:font-size-asian="13.1000003814697pt" style:font-size-complex="15pt"/>
    </style:style>
    <style:style style:name="P2" style:family="paragraph" style:parent-style-name="Standard">
      <style:paragraph-properties fo:text-align="end" style:justify-single-word="false"/>
      <style:text-properties fo:font-size="15pt" officeooo:rsid="0013e02a" officeooo:paragraph-rsid="0016f2ce" style:font-size-asian="13.1000003814697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5pt" officeooo:rsid="0013e02a" officeooo:paragraph-rsid="0016f2ce" style:font-size-asian="13.1000003814697pt" style:font-size-complex="15pt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20pt" officeooo:rsid="0013e02a" officeooo:paragraph-rsid="0013e02a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fo:color="#ff4000" loext:opacity="100%" fo:font-size="20pt" officeooo:rsid="0013e02a" officeooo:paragraph-rsid="0016f2ce" style:font-size-asian="17.5pt" style:font-size-complex="20pt"/>
    </style:style>
    <style:style style:name="P6" style:family="paragraph" style:parent-style-name="Standard">
      <style:paragraph-properties fo:text-align="end" style:justify-single-word="false"/>
      <style:text-properties fo:font-size="15pt" officeooo:rsid="0013e02a" officeooo:paragraph-rsid="0016f2ce" style:font-size-asian="13.1000003814697pt" style:font-size-complex="15pt"/>
    </style:style>
    <style:style style:name="T1" style:family="text">
      <style:text-properties officeooo:rsid="0016f2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3 Aprile 2023</text:p>
      <text:p text:style-name="P5">Sviluppo Web Server Side</text:p>
      <text:p text:style-name="P4"/>
      <text:p text:style-name="P1">NODEJS → ambiente backend</text:p>
      <text:p text:style-name="P1">Node → javascript eseguita sopra chrome</text:p>
      <text:p text:style-name="P1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8T15:19:39.872000000</dc:date>
    <meta:editing-duration>PT3H10M13S</meta:editing-duration>
    <meta:editing-cycles>5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4" meta:word-count="17" meta:character-count="102" meta:non-whitespace-character-count="89"/>
  </office:meta>
</office:document-meta>
</file>